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5000004E5CD8F6B314C39B7C0.png" manifest:media-type="image/png"/>
  <manifest:file-entry manifest:full-path="Pictures/10000001000000A5000000AC696AD49857A874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4cm" fo:min-width="6.411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auto-grow-height="true" fo:min-height="1.57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576cm" svg:x="0.4cm" svg:y="11.277cm" presentation:class="title" presentation:user-transformed="true">
          <draw:text-box>
            <text:p>Computer Science</text:p>
          </draw:text-box>
        </draw:frame>
        <draw:frame draw:style-name="gr1" draw:text-style-name="P2" draw:layer="layout" svg:width="4cm" svg:height="4.17cm" svg:x="23.501cm" svg:y="10.535cm">
          <draw:image xlink:href="Pictures/10000001000000A5000000AC696AD49857A87427.png" xlink:type="simple" xlink:show="embed" xlink:actuate="onLoad" draw:mime-type="image/png">
            <text:p/>
          </draw:image>
        </draw:frame>
        <draw:frame draw:style-name="gr1" draw:text-style-name="P2" draw:layer="layout" svg:width="3.734cm" svg:height="3.734cm" svg:x="11.5cm" svg:y="3.5cm">
          <draw:image xlink:href="Pictures/10000001000004E5000004E5CD8F6B314C39B7C0.png" xlink:type="simple" xlink:show="embed" xlink:actuate="onLoad" draw:mime-type="image/png">
            <text:p/>
          </draw:image>
        </draw:frame>
        <draw:frame draw:style-name="gr2" draw:text-style-name="P4" draw:layer="layout" svg:width="6.911cm" svg:height="1.673cm" svg:x="1.912cm" svg:y="13.439cm">
          <draw:text-box>
            <text:p text:style-name="P3">William Andrés Gómez</text:p>
            <text:p text:style-name="P3"/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CO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1T11:36:04.286134449</meta:creation-date>
    <meta:editing-duration>PT2H45M46S</meta:editing-duration>
    <meta:editing-cycles>5</meta:editing-cycles>
    <meta:generator>LibreOffice/7.2.5.2$Linux_X86_64 LibreOffice_project/499f9727c189e6ef3471021d6132d4c694f357e5</meta:generator>
    <dc:title>Portfolio</dc:title>
    <dc:date>2022-04-23T13:37:50.259073118</dc:date>
    <meta:document-statistic meta:object-count="63"/>
  </office:meta>
</office:document-meta>
</file>